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ext_20_body" style:list-style-name="L1"/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590326643444740826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>tyrianne took a while to load</text:p>
            </text:list-item>
          </text:list>
        </text:list-item>
        <text:list-item>
          <text:p text:style-name="P2">Kaprika</text:p>
          <text:list>
            <text:list-item>
              <text:p text:style-name="P3"/>
            </text:list-item>
          </text:list>
        </text:list-item>
        <text:list-item>
          <text:p text:style-name="P2">AliNada</text:p>
          <text:list>
            <text:list-item>
              <text:p text:style-name="P3"/>
            </text:list-item>
          </text:list>
        </text:list-item>
        <text:list-item>
          <text:p text:style-name="P2"><text:span text:style-name="T1">MILO</text:span></text:p>
          <text:list>
            <text:list-item>
              <text:p text:style-name="P3"/>
            </text:list-item>
          </text:list>
        </text:list-item>
        <text:list-item>
          <text:p text:style-name="P2">General</text:p>
          <text:list>
            <text:list-item>
              <text:p text:style-name="P3">Add media queries</text:p>
            </text:list-item>
            <text:list-item>
              <text:p text:style-name="P4">When the site goes live, take the url from game.html and make sure that that's the only url that pauses the game when pauseGame() is run. I don't want it pausing on index.html or conclusion.htm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23T12:06:06.36</dc:date>
    <meta:editing-duration>P14DT18H18M28S</meta:editing-duration>
    <meta:editing-cycles>105</meta:editing-cycles>
    <meta:generator>OpenOffice/4.1.1$Win32 OpenOffice.org_project/411m6$Build-9775</meta:generator>
    <meta:document-statistic meta:table-count="0" meta:image-count="0" meta:object-count="0" meta:page-count="1" meta:paragraph-count="11" meta:word-count="65" meta:character-count="332"/>
  </office:meta>
</office:document-meta>
</file>